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png" manifest:full-path="Pictures/10000201000000A2000000714FD7D677.pn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fo:min-height="7.447cm"/>
    </style:style>
    <style:style style:name="pr5" style:family="presentation" style:parent-style-name="OOoCon2008-notes">
      <style:graphic-properties draw:fill-color="#ffffff" fo:min-height="13.114cm"/>
    </style:style>
    <style:style style:name="pr6" style:family="presentation" style:parent-style-name="OOoCon2008-title">
      <style:graphic-properties draw:auto-grow-height="true" fo:min-height="3.507cm"/>
    </style:style>
    <style:style style:name="pr7" style:family="presentation" style:parent-style-name="OOoCon2008-outline1">
      <style:graphic-properties draw:auto-grow-height="true" fo:min-height="10.177cm"/>
    </style:style>
    <style:style style:name="pr8" style:family="presentation" style:parent-style-name="OOoCon2008-outline1">
      <style:graphic-properties draw:auto-grow-height="true" fo:min-height="13.86cm"/>
    </style:style>
    <style:style style:name="pr9" style:family="presentation" style:parent-style-name="OOoCon2008-outline1">
      <style:graphic-properties draw:auto-grow-height="true" fo:min-height="11.807cm"/>
    </style:style>
    <style:style style:name="pr10" style:family="presentation" style:parent-style-name="OOoCon2008-title">
      <style:graphic-properties draw:auto-grow-height="true" fo:min-height="5.963cm"/>
    </style:style>
    <style:style style:name="pr11" style:family="presentation" style:parent-style-name="OOoCon2008-outline1">
      <style:graphic-properties fo:min-height="3.086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color="#ffffff" fo:font-size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dc2300" fo:font-size="48pt" fo:font-weight="bold" style:font-size-asian="48pt" style:font-weight-asian="bold" style:font-size-complex="48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OOoCon2008" presentation:presentation-page-layout-name="AL1T0">
        <office:forms form:automatic-focus="false" form:apply-design-mode="false"/>
        <draw:frame presentation:style-name="pr2" draw:text-style-name="P1" draw:layer="layout" svg:width="25.199cm" svg:height="3.256cm" svg:x="1.4cm" svg:y="5.119cm" presentation:class="title" presentation:user-transformed="true">
          <draw:text-box>
            <text:p><text:span text:style-name="T1"><text:a xlink:href="mailto:ODF@WWW">ODF@WWW</text:a></text:span><text:span text:style-name="T1"> </text:span><text:span text:style-name="T1"><text:line-break/></text:span><text:span text:style-name="T2">An ODF Wiki</text:span></text:p>
          </draw:text-box>
        </draw:frame>
        <draw:frame presentation:style-name="pr3" draw:text-style-name="P3" draw:layer="layout" svg:width="25.199cm" svg:height="9.451cm" svg:x="1.4cm" svg:y="9.071cm" presentation:class="subtitle" presentation:user-transformed="true">
          <draw:text-box>
            <text:p text:style-name="P2"><text:span text:style-name="T3">Kay.Ramme@sun.com</text:span></text:p>
            <text:p text:style-name="P2"><text:span text:style-name="T3">UDK Project Lead / Sun Microsyst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OOoCon2008" presentation:presentation-page-layout-name="AL2T1">
        <office:forms form:automatic-focus="false" form:apply-design-mode="false"/>
        <draw:frame presentation:style-name="pr4" draw:text-style-name="P4" draw:layer="layout" svg:width="23.6cm" svg:height="7.447cm" svg:x="1.4cm" svg:y="6.653cm" presentation:class="title" presentation:user-transformed="true">
          <draw:text-box>
            <text:p><text:span text:style-name="T4">Be </text:span><text:span text:style-name="T5">warned</text:span><text:span text:style-name="T4">: This talk is about advertising the ODF@WWW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ODF&amp;OOo Success" draw:style-name="dp4" draw:master-page-name="OOoCon2008" presentation:presentation-page-layout-name="AL2T1">
        <office:forms form:automatic-focus="false" form:apply-design-mode="false"/>
        <draw:frame presentation:style-name="pr6" draw:layer="layout" svg:width="22.464cm" svg:height="3.507cm" svg:x="0.622cm" svg:y="0.837cm" presentation:class="title" presentation:user-transformed="true">
          <draw:text-box>
            <text:p>ODF&amp;OOo are a Great Success ...</text:p>
          </draw:text-box>
        </draw:frame>
        <draw:frame presentation:style-name="pr7" draw:layer="layout" svg:width="25.199cm" svg:height="11.335cm" svg:x="1.504cm" svg:y="4.914cm" presentation:class="outline" presentation:user-transformed="true">
          <draw:text-box>
            <text:list text:style-name="L2">
              <text:list-item>
                <text:p>ODF is an ISO Standard</text:p>
              </text:list-item>
              <text:list-item>
                <text:p>~3 million downloads a week <text:s/>(OOo 3.0)</text:p>
              </text:list-item>
              <text:list-item>
                <text:p>~150 million deployments</text:p>
              </text:list-item>
              <text:list-item>
                <text:p>&gt;100 localizations</text:p>
              </text:list-item>
              <text:list-item>
                <text:p>Many platforms (*BSD, Linux, Mac, Solaris, Windows)</text:p>
              </text:list-item>
              <text:list-item>
                <text:p>And Archs (x86, x64, ARM, MIPS, SPARC,...)</text:p>
              </text:list-item>
            </text:list>
          </draw:text-box>
        </draw:frame>
        <draw:frame presentation:style-name="pr6" draw:layer="layout" svg:width="19.893cm" svg:height="3.507cm" svg:x="2.586cm" svg:y="15.962cm" presentation:class="title" presentation:user-transformed="true">
          <draw:text-box>
            <text:p>… but 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Competition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… there is Competition ...</text:p>
          </draw:text-box>
        </draw:frame>
        <draw:frame presentation:style-name="pr8" draw:layer="layout" svg:width="25.199cm" svg:height="13.86cm" svg:x="1.504cm" svg:y="4.914cm" presentation:class="outline" presentation:user-transformed="true">
          <draw:text-box>
            <text:p>Not only other office suites, but the World Wide Web (WWW), which offers RIAs</text:p>
            <text:list text:style-name="L2">
              <text:list-item>
                <text:p>Either Proprietary</text:p>
                <text:list>
                  <text:list-item>
                    <text:p>Adobe Flash</text:p>
                  </text:list-item>
                  <text:list-item>
                    <text:p>Silverlight</text:p>
                  </text:list-item>
                  <text:list-item>
                    <text:p>...</text:p>
                  </text:list-item>
                </text:list>
              </text:list-item>
              <text:list-item>
                <text:p>Or Free</text:p>
                <text:list>
                  <text:list-item>
                    <text:p>HTML / Ajax</text:p>
                  </text:list-item>
                </text:list>
              </text:list-item>
            </text:list>
            <text:p>The WWW eases collabora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Curiosities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…which is Even Creeping into OOo...</text:p>
          </draw:text-box>
        </draw:frame>
        <draw:frame presentation:style-name="pr8" draw:layer="layout" svg:width="25.199cm" svg:height="13.86cm" svg:x="1.504cm" svg:y="4.914cm" presentation:class="outline" presentation:user-transformed="true">
          <draw:text-box>
            <text:list text:style-name="L2">
              <text:list-item>
                <text:p>OOo uses a Wiki for managing projects, documentation ...</text:p>
              </text:list-item>
              <text:list-item>
                <text:p>Some People still <text:span text:style-name="T6">send</text:span> documents by mail (including me :-), but …</text:p>
              </text:list-item>
              <text:list-item>
                <text:p>The Collab.Net pages need to be checked via CVS as <text:span text:style-name="T7">HTML</text:span>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Changes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… or Unused Chances :-)</text:p>
          </draw:text-box>
        </draw:frame>
        <draw:frame presentation:style-name="pr8" draw:layer="layout" svg:width="25.199cm" svg:height="13.86cm" svg:x="1.504cm" svg:y="4.814cm" presentation:class="outline" presentation:user-transformed="true">
          <draw:text-box>
            <text:list text:style-name="L2">
              <text:list-item>
                <text:p>The WWW is still not (really) editable, at least not WYSIWYG</text:p>
              </text:list-item>
              <text:list-item>
                <text:p>(Big) RIAs are not easy to develop</text:p>
                <text:list>
                  <text:list-item>
                    <text:p>Struggle by browser compatibility issues</text:p>
                  </text:list-item>
                  <text:list-item>
                    <text:p>More or less have a poor user experience</text:p>
                  </text:list-item>
                  <text:list-item>
                    <text:p>Just to avoid application installation?</text:p>
                  </text:list-item>
                  <text:list-item>
                    <text:p>But may reach small devices (which is important)</text:p>
                  </text:list-item>
                </text:list>
              </text:list-item>
              <text:list-item>
                <text:p>We already have a Feature Rich Office Suite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Mission, vision and ...." draw:style-name="dp4" draw:master-page-name="OOoCon2008" presentation:presentation-page-layout-name="AL2T1">
        <office:forms form:automatic-focus="false" form:apply-design-mode="false"/>
        <draw:frame presentation:style-name="pr6" draw:text-style-name="P7" draw:layer="layout" svg:width="19.893cm" svg:height="3.507cm" svg:x="1.4cm" svg:y="0.837cm" presentation:class="title">
          <draw:text-box>
            <text:p><text:span text:style-name="T7">ODF@WWW</text:span></text:p>
          </draw:text-box>
        </draw:frame>
        <draw:frame presentation:style-name="pr8" draw:text-style-name="P8" draw:layer="layout" svg:width="25.199cm" svg:height="13.86cm" svg:x="1.504cm" svg:y="4.914cm" presentation:class="outline" presentation:user-transformed="true">
          <draw:text-box>
            <text:p text:style-name="P8">Bringing ODF and OpenOffice.org to the WWW</text:p>
            <text:list text:style-name="L2">
              <text:list-item>
                <text:p>ODF and OOo need to enter the WWW</text:p>
              </text:list-item>
              <text:list-item>
                <text:p>That means, that we need to use and to leverage ODF and OOo on the HTTP server.</text:p>
              </text:list-item>
              <text:list-item>
                <text:p>Completing the client (e.g. OOo)</text:p>
              </text:list-item>
              <text:list-item>
                <text:p>This is what ODF@WWW is all about.</text:p>
              </text:list-item>
            </text:list>
            <text:p text:style-name="P8"><text:span text:style-name="T8">The ODF@WWW project aims to develop companion products for ODF and OpenOffice.org to extend their reach into the WWW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An ODF Wiki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First App.: An ODF Wiki</text:p>
          </draw:text-box>
        </draw:frame>
        <draw:frame presentation:style-name="pr8" draw:layer="layout" svg:width="25.199cm" svg:height="13.86cm" svg:x="1.504cm" svg:y="4.914cm" presentation:class="outline">
          <draw:text-box>
            <text:list text:style-name="L2">
              <text:list-item>
                <text:p>Keep it short &amp; simple</text:p>
              </text:list-item>
              <text:list-item>
                <text:p>An application is only needed for editing, not for viewing.</text:p>
              </text:list-item>
              <text:list-item>
                <text:p>An ODF editor (e.g. OOo) is already available on many / most computers anyway.</text:p>
              </text:list-item>
              <text:list-item>
                <text:p>Imagine being able to click an “edit” button … <text:s/>and OOo opens to change the content :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mo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3.9cm" svg:y="8.637cm" presentation:class="title" presentation:user-transformed="true">
          <draw:text-box>
            <text:p>A Short De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Comments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What Others are Saying</text:p>
          </draw:text-box>
        </draw:frame>
        <draw:frame presentation:style-name="pr8" draw:text-style-name="P9" draw:layer="layout" svg:width="25.199cm" svg:height="14.621cm" svg:x="1.504cm" svg:y="4.914cm" presentation:class="outline" presentation:user-transformed="true">
          <draw:text-box>
            <text:list text:style-name="L2">
              <text:list-item>
                <text:p><text:span text:style-name="T9">"Wow this is really amazing, finally someone came up with some of my pipe dreams :)"</text:span></text:p>
              </text:list-item>
              <text:list-item>
                <text:p><text:span text:style-name="T9">"It's an excellent idea, and it is, as you pointed out the tip of the iceberg: what you demoed is the future of OOo."</text:span></text:p>
              </text:list-item>
              <text:list-item>
                <text:p><text:span text:style-name="T9">"OHMYGOD! M$ is gonna be so over it!"</text:span></text:p>
              </text:list-item>
              <text:list-item>
                <text:p><text:span text:style-name="T9">"It’s a great start, and I am looking forward to what Ramme develops next with this project."</text:span></text:p>
              </text:list-item>
              <text:list-item>
                <text:p><text:span text:style-name="T9">"Congratulations for implementing the ODF@WWW feature. It is really amazing."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Incubator" draw:style-name="dp4" draw:master-page-name="OOoCon2008" presentation:presentation-page-layout-name="AL2T1">
        <office:forms form:automatic-focus="false" form:apply-design-mode="false"/>
        <draw:frame presentation:style-name="pr8" draw:text-style-name="P10" draw:layer="layout" svg:width="25.199cm" svg:height="13.86cm" svg:x="1.504cm" svg:y="4.914cm" presentation:class="outline">
          <draw:text-box>
            <text:p text:style-name="P10">By now</text:p>
            <text:p text:style-name="P10"/>
            <text:p text:style-name="P10"><text:span text:style-name="T7">ODF@WWW</text:span></text:p>
            <text:p text:style-name="P10"/>
            <text:p text:style-name="P10">Is an official incubator project :-)</text:p>
            <text:p text:style-name="P10"/>
            <text:p text:style-name="P10"><text:a xlink:href="http://odf-at-www.openoffice.org/">http://odf-at-www.openoffic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How it Works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Under the Hood</text:p>
          </draw:text-box>
        </draw:frame>
        <draw:frame presentation:style-name="pr8" draw:layer="layout" svg:width="25.199cm" svg:height="13.86cm" svg:x="1.504cm" svg:y="4.914cm" presentation:class="outline">
          <draw:text-box>
            <text:list text:style-name="L2">
              <text:list-item>
                <text:p>Apache2 Web Server</text:p>
              </text:list-item>
              <text:list-item>
                <text:p>GNU make</text:p>
              </text:list-item>
              <text:list-item>
                <text:p>JODConveter</text:p>
              </text:list-item>
              <text:list-item>
                <text:p>Dedicated MIME Types (.rodt, .rods, ...)</text:p>
              </text:list-item>
              <text:list-item>
                <text:p>Some Server Side scripts</text:p>
              </text:list-item>
              <text:list-item>
                <text:p>A client helper script</text:p>
              </text:list-item>
              <text:list-item>
                <text:p>Overall: ~180 lines of code (even with some redundancy ;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Outlook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Outlook</text:p>
          </draw:text-box>
        </draw:frame>
        <draw:frame presentation:style-name="pr9" draw:layer="layout" svg:width="25.199cm" svg:height="11.807cm" svg:x="1.504cm" svg:y="4.014cm" presentation:class="outline" presentation:user-transformed="true">
          <draw:text-box>
            <text:list text:style-name="L2">
              <text:list-item>
                <text:p>Compound documents: Managing documents on the server allows to dynamically re-combine documents and their parts (paragraphs, charts, styles, …)</text:p>
              </text:list-item>
              <text:list-item>
                <text:p>OOo “browser” mode for easy navigation</text:p>
              </text:list-item>
              <text:list-item>
                <text:p>ODF based Blog Server</text:p>
              </text:list-item>
              <text:list-item>
                <text:p>ODF RIA applications: Like HTML / Ajax</text:p>
              </text:list-item>
            </text:list>
          </draw:text-box>
        </draw:frame>
        <draw:frame presentation:style-name="pr6" draw:layer="layout" svg:width="19.893cm" svg:height="3.507cm" svg:x="1.401cm" svg:y="0.838cm" presentation:class="title" presentation:user-transformed="true">
          <draw:text-box>
            <text:p>Outloo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OOoCon2008" presentation:presentation-page-layout-name="AL2T1">
        <office:forms form:automatic-focus="false" form:apply-design-mode="false"/>
        <draw:frame presentation:style-name="pr10" draw:text-style-name="P4" draw:layer="layout" svg:width="23.6cm" svg:height="5.963cm" svg:x="1.4cm" svg:y="7.037cm" presentation:class="title" presentation:user-transformed="true">
          <draw:text-box>
            <text:p><text:span text:style-name="T4">I want you for ODF@WWW :-) Come and help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OOoCon2008" presentation:presentation-page-layout-name="AL2T1">
        <office:forms form:automatic-focus="false" form:apply-design-mode="false"/>
        <draw:frame presentation:style-name="pr11" draw:text-style-name="P4" draw:layer="layout" svg:width="7.496cm" svg:height="3.086cm" svg:x="11.604cm" svg:y="9.114cm" presentation:class="outline" presentation:user-transformed="true">
          <draw:text-box>
            <text:p><text:span text:style-name="T4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Thanks" draw:style-name="dp5" draw:master-page-name="OOoCon2008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Links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507cm" svg:x="1.4cm" svg:y="0.837cm" presentation:class="title">
          <draw:text-box>
            <text:p>Some Links</text:p>
          </draw:text-box>
        </draw:frame>
        <draw:frame presentation:style-name="pr8" draw:text-style-name="P11" draw:layer="layout" svg:width="25.199cm" svg:height="15.421cm" svg:x="1.504cm" svg:y="4.914cm" presentation:class="outline" presentation:user-transformed="true">
          <draw:text-box>
            <text:list text:style-name="L2">
              <text:list-item>
                <text:p><text:span text:style-name="T9">Project Page: </text:span><text:span text:style-name="T9"><text:a xlink:href="http://odf-at-www.openoffice.org/">http://odf-at-www.openoffice.org</text:a></text:span><text:span text:style-name="T9"> </text:span></text:p>
              </text:list-item>
              <text:list-item>
                <text:p><text:span text:style-name="T9">Screencasts</text:span></text:p>
                <text:list>
                  <text:list-item>
                    <text:p><text:span text:style-name="T9"><text:a xlink:href="http://www.youtube.com/watch?v=rI0AEJkotzM">http://www.youtube.com/watch?v=rI0AEJkotzM</text:a></text:span></text:p>
                  </text:list-item>
                  <text:list-item>
                    <text:p><text:span text:style-name="T9"><text:a xlink:href="https://slx.sun.com/1179271201">https://slx.sun.com/1179271201</text:a></text:span></text:p>
                  </text:list-item>
                </text:list>
              </text:list-item>
              <text:list-item>
                <text:p><text:span text:style-name="T9">Dmitri Popov: </text:span><text:span text:style-name="T9"><text:a xlink:href="http://www.linux.com/feature/143573">http://www.linux.com/feature/143573</text:a></text:span></text:p>
              </text:list-item>
              <text:list-item>
                <text:p><text:span text:style-name="T9">Installation: </text:span><text:span text:style-name="T9"><text:a xlink:href="http://wiki.services.openoffice.org/wiki/ODF@WWW">http://wiki.services.openoffice.org/wiki/ODF@WWW</text:a></text:span></text:p>
              </text:list-item>
              <text:list-item>
                <text:p><text:span text:style-name="T9">The Code: </text:span><text:span text:style-name="T9"><text:a xlink:href="http://mediacast.sun.com/users/Kay.Ramme/media/odf-at-www.tgz">http://mediacast.sun.com/users/Kay.Ramme/media/odf-at-www.tgz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m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4FD7D677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9T21:04:59</meta:creation-date>
    <meta:editing-duration>PT44H42M56S</meta:editing-duration>
    <meta:editing-cycles>92</meta:editing-cycles>
    <meta:generator>OpenOffice.org/3.0$Unix OpenOffice.org_project/300m9$Build-9358</meta:generator>
    <dc:title>OpenOffice Conference 2008</dc:title>
    <dc:date>2008-11-07T02:49:00</dc:date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